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3ff0" officeooo:paragraph-rsid="001c3ff0"/>
    </style:style>
    <style:style style:name="P2" style:family="paragraph" style:parent-style-name="Standard">
      <style:paragraph-properties fo:text-align="center" style:justify-single-word="false"/>
      <style:text-properties officeooo:rsid="001c3ff0" officeooo:paragraph-rsid="001c3ff0"/>
    </style:style>
    <style:style style:name="P3" style:family="paragraph" style:parent-style-name="Standard">
      <style:text-properties fo:font-size="18pt" officeooo:rsid="001c3ff0" officeooo:paragraph-rsid="001c3ff0" style:font-size-asian="18pt" style:font-size-complex="18pt"/>
    </style:style>
    <style:style style:name="P4" style:family="paragraph" style:parent-style-name="Standard">
      <style:text-properties fo:font-size="18pt" officeooo:rsid="001c3ff0" officeooo:paragraph-rsid="001c3ff0" style:font-size-asian="18pt" style:font-size-complex="18pt"/>
    </style:style>
    <style:style style:name="P5" style:family="paragraph" style:parent-style-name="Standard">
      <style:text-properties fo:font-size="18pt" officeooo:rsid="00038e7c" officeooo:paragraph-rsid="001ca913" style:font-size-asian="18pt" style:font-size-complex="18pt"/>
    </style:style>
    <style:style style:name="P6" style:family="paragraph" style:parent-style-name="Standard">
      <style:text-properties fo:font-size="18pt" officeooo:rsid="001ce46f" officeooo:paragraph-rsid="001ce46f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rsid="00038e7c" officeooo:paragraph-rsid="001ca913"/>
    </style:style>
    <style:style style:name="P8" style:family="paragraph" style:parent-style-name="Standard">
      <style:text-properties officeooo:rsid="00038e7c" officeooo:paragraph-rsid="001ca91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ca913" style:font-size-asian="10pt" style:font-size-complex="1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ca913" style:font-size-asian="20pt" style:font-size-complex="20pt"/>
    </style:style>
    <style:style style:name="T5" style:family="text">
      <style:text-properties fo:font-size="20pt" officeooo:rsid="0005134d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officeooo:rsid="001ca913" style:font-size-asian="24pt" style:font-size-complex="2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officeooo:rsid="001ca913" style:font-size-asian="15pt" style:font-size-complex="15pt"/>
    </style:style>
    <style:style style:name="T10" style:family="text">
      <style:text-properties fo:font-size="28pt" style:font-size-asian="28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Viva o Milagre de Deu</text:span><text:span text:style-name="T7">s</text:span><text:tab/><text:span text:style-name="T1">Michelle Nascimento <text:s text:c="4"/></text:span><text:span text:style-name="T3"><text:s/></text:span><text:span text:style-name="T4">( <text:s/>2 <text:s/>)</text:span></text:p>
      <text:p text:style-name="P1"/>
      <text:p text:style-name="P3">Eu creio o poder de Deus</text:p>
      <text:p text:style-name="P3">Eu creio no poder da fé</text:p>
      <text:p text:style-name="P3">Uma fé inabalável,</text:p>
      <text:p text:style-name="P3">Que faz o nada tudo ser.</text:p>
      <text:p text:style-name="P3"/>
      <text:p text:style-name="P3">O que ele tem pra mim</text:p>
      <text:p text:style-name="P3">Sei que ele vai fazer,</text:p>
      <text:p text:style-name="P3">Se ele prometeu vai cumprir é só a gente crer.</text:p>
      <text:p text:style-name="P3"/>
      <text:p text:style-name="P3"/>
      <text:p text:style-name="P3">Vou viver o milagre de Deus possuir o que é meu, é meu por direito.</text:p>
      <text:p text:style-name="P3">Alcançar o milagre com a fé subir o mais alto que eu puder, eu vou viver o melhor de Deus.</text:p>
      <text:p text:style-name="P3"/>
      <text:p text:style-name="P3"/>
      <text:p text:style-name="P7"><text:span text:style-name="T10"/></text:p>
      <text:p text:style-name="P7"><text:span text:style-name="T10"/></text:p>
      <text:p text:style-name="P7"><text:span text:style-name="T10">Ser Fiel até o fim<text:tab/></text:span><text:tab/><text:span text:style-name="T1">Michelle Nascimento <text:s text:c="16"/></text:span><text:span text:style-name="T3"><text:s/></text:span><text:span text:style-name="T5">(</text:span><text:span text:style-name="T3"> <text:s/></text:span><text:span text:style-name="T5">3 <text:s/>)</text:span></text:p>
      <text:p text:style-name="P8"/>
      <text:p text:style-name="P5">Quando não suporta mais esperar a sua vez</text:p>
      <text:p text:style-name="P5">Quando a dor e a aflição toma o teu coração</text:p>
      <text:p text:style-name="P5">Lembre que o senhor te prometeu fazer e das batalhas que ganhou tudo por amar você</text:p>
      <text:p text:style-name="P5"/>
      <text:p text:style-name="P5">Te mandei eu o Senhor ser valente pra vencer onde for irei estou contigo e não te deixarei</text:p>
      <text:p text:style-name="P5">Tão somente basta crer que sou Deus</text:p>
      <text:p text:style-name="P5">Para cumprir não te mandei eu ser fiel e forte até o fim</text:p>
      <text:p text:style-name="P5"/>
      <text:p text:style-name="P6">2 x até o fim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23:09:35.228639630</meta:creation-date>
    <dc:date>2016-07-02T12:42:01.575567068</dc:date>
    <meta:editing-duration>PT6M45S</meta:editing-duration>
    <meta:editing-cycles>3</meta:editing-cycles>
    <meta:generator>LibreOffice/5.1.3.2$Linux_X86_64 LibreOffice_project/10m0$Build-2</meta:generator>
    <meta:document-statistic meta:table-count="0" meta:image-count="0" meta:object-count="0" meta:page-count="2" meta:paragraph-count="18" meta:word-count="174" meta:character-count="814" meta:non-whitespace-character-count="631"/>
  </office:meta>
</office:document-meta>
</file>